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style:font-name="Arial"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8pt" fo:language="ru" fo:country="RU" style:font-size-asian="8pt" style:font-size-complex="8pt"/>
    </style:style>
    <style:style style:name="T9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0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57220224" text:id="ct257220224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57220328" text:id="ct257220328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57220432" text:id="ct257220432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57220536" text:id="ct257220536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57220640" text:id="ct257220640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57220744" text:id="ct257220744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57220848" text:id="ct257220848">
          <text:insertion>
            <office:change-info>
              <dc:creator>&lt;анонимный&gt;</dc:creator>
              <dc:date>2013-09-19T19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257220224"/><text:span text:style-name="T9">getFullName</text:span>('patientName', data['documents'][0])<text:change-end text:change-id="ct257220224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257220328"/>getData('appealNumber', data['documents'][0])<text:change-end text:change-id="ct257220328"/></text:p>
          </table:table-cell>
        </table:table-row>
      </table:table>
      <text:p text:style-name="P1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5"><text:span text:style-name="T2"><office:annotation><dc:creator>&lt;анонимный&gt;</dc:creator><dc:date>2013-06-21T18:26:11.18</dc:date><text:p text:style-name="P18"><text:span text:style-name="T13">do table for document in data['documents']</text:span></text:p></office:annotation></text:span><text:change-start text:change-id="ct257220432"/><text:span text:style-name="T2">getData('name', document)</text:span><text:change-end text:change-id="ct257220432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8">Дата и время:  </text:span><text:change-start text:change-id="ct257220536"/><text:span text:style-name="T7">getData('endDate', document)</text:span><text:change-end text:change-id="ct257220536"/></text:p>
                </table:table-cell>
              </table:table-row>
            </table:table>
            <text:p text:style-name="P14"/>
            <text:p text:style-name="P9"><office:annotation><dc:creator>Fedor Kurilov</dc:creator><dc:date>2013-09-18T18:25:41.18</dc:date><text:p text:style-name="P18"><text:span text:style-name="T19">do text for attr in document['attributes']</text:span></text:p><text:p text:style-name="P18"><text:span text:style-name="T19">from xhtml('&lt;p&gt;&lt;b&gt;'+attr['name']+':&lt;/b&gt; '+attr['value']+'&lt;/p&gt;')</text:span></text:p></office:annotation>attrs</text:p>
            <text:p text:style-name="P9"/>
            <text:p text:style-name="P10">Врач: (<text:change-start text:change-id="ct257220640"/><text:span text:style-name="T6">getData('doctorSpecs', </text:span><text:span text:style-name="T3">document</text:span><text:span text:style-name="T6">)</text:span><text:change-end text:change-id="ct257220640"/>): <text:span text:style-name="T6">____________________ / </text:span><text:change-start text:change-id="ct257220744"/><text:span text:style-name="T3">getData('doctorName', document)</text:span><text:change-end text:change-id="ct257220744"/></text:p>
            <text:p text:style-name="P10"/>
            <text:p text:style-name="P9"><text:span text:style-name="T11"><office:annotation><dc:creator>&lt;анонимный&gt;</dc:creator><dc:date>2013-09-19T18:33:06.19</dc:date><text:p text:style-name="P18"><text:span text:style-name="T14">do text if (</text:span><text:span text:style-name="T15">getData('flatCode</text:span><text:span text:style-name="T15">', </text:span><text:span text:style-name="T16">document</text:span><text:span text:style-name="T15">) != 'dutyDoctor' and <text:s/></text:span><text:span text:style-name="T17">getData('doctorPost.c</text:span><text:span text:style-name="T18">ode</text:span><text:span text:style-name="T17">', </text:span><text:span text:style-name="T18">document</text:span><text:span text:style-name="T17">) == '3115')</text:span></text:p></office:annotation></text:span><text:span text:style-name="T11">Лечащий врач: </text:span><text:span text:style-name="T12">____________________ / </text:span><text:change-start text:change-id="ct257220848"/><text:span text:style-name="T3">getFullName('execPerson.name', </text:span><text:span text:style-name="T10">document</text:span><text:span text:style-name="T3">)</text:span><text:change-end text:change-id="ct257220848"/></text:p>
            <text:p text:style-name="P12"><text:span text:style-name="T5"><office:annotation><dc:creator>&lt;анонимный&gt;</dc:creator><dc:date>2013-09-19T19:12:34.19</dc:date><text:p><text:span text:style-name="T14">do text if (</text:span><text:span text:style-name="T15">getData('flatCode', </text:span><text:span text:style-name="T16">document</text:span><text:span text:style-name="T15">) == 'dutyDoctor' and <text:s/>getData('doctorPost.c</text:span><text:span text:style-name="T16">ode</text:span><text:span text:style-name="T15">', </text:span><text:span text:style-name="T16">document</text:span><text:span text:style-name="T15">) == '3115')</text:span></text:p></office:annotation></text:span><text:span text:style-name="T5">Дежурный врач:  ____________________ / </text:span></text:p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872288" text:id="ct9787228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7219912" text:id="ct2572199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7220016" text:id="ct257220016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257220120" text:id="ct25722012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7872288"/><text:span text:style-name="MT2">getData('patientId', </text:span><text:span text:style-name="MT3">data['documents'][0]</text:span><text:span text:style-name="MT2">)</text:span><text:change-end text:change-id="ct97872288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257219912"/><text:span text:style-name="MT2">getData('appealId', </text:span><text:span text:style-name="MT3">data['documents'][0]</text:span><text:span text:style-name="MT2">)</text:span><text:change-end text:change-id="ct257219912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57220016"/>getData('patientId', data['documents'][0])<text:change-end text:change-id="ct257220016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57220120"/>getData('appealId', data['documents'][0])<text:change-end text:change-id="ct257220120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43S</meta:editing-duration>
    <meta:editing-cycles>107</meta:editing-cycles>
    <meta:generator>OpenOffice.org/3.4.1$Win32 OpenOffice.org_project/341m1$Build-9593</meta:generator>
    <dc:date>2013-09-27T18:59:34.90</dc:date>
    <meta:document-statistic meta:table-count="4" meta:image-count="0" meta:object-count="0" meta:page-count="1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